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1.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draw:textarea-vertical-align="middle" fo:min-height="11.929cm"/>
    </style:style>
    <style:style style:name="pr5" style:family="presentation" style:parent-style-name="Inspiration-subtitle">
      <style:graphic-properties draw:stroke="none" draw:fill="none" fo:min-height="0.78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loext:graphic-properties draw:fill="none"/>
      <style:paragraph-properties fo:text-align="start"/>
      <style:text-properties fo:font-size="32pt" fo:font-weight="bold" style:font-weight-asian="bold" style:font-weight-complex="bold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justify"/>
      <style:text-properties style:use-window-font-color="true" fo:font-weight="normal" style:font-weight-asian="normal" style:font-weight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800000"/>
    </style:style>
    <style:style style:name="T4" style:family="text">
      <style:text-properties fo:color="#000099"/>
    </style:style>
    <style:style style:name="T5" style:family="text">
      <style:text-properties fo:color="#006600"/>
    </style:style>
    <style:style style:name="T6" style:family="text">
      <style:text-properties fo:color="#990099"/>
    </style:style>
    <style:style style:name="T7" style:family="text">
      <style:text-properties fo:color="#666666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90000" fo:font-weight="bold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990000" fo:font-weight="normal" style:font-weight-asian="normal" style:font-weight-complex="normal"/>
    </style:style>
    <style:style style:name="T16" style:family="text">
      <style:text-properties fo:color="#000099" fo:font-weight="normal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990099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990099" fo:font-weight="normal" style:font-weight-asian="normal" style:font-weight-complex="normal"/>
    </style:style>
    <style:style style:name="T2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HPOO: Capa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2cm" svg:height="11.4cm" svg:x="1.4cm" svg:y="7.8cm" presentation:class="subtitle" presentation:user-transformed="true">
          <draw:text-box>
            <text:p text:style-name="P1"><text:span text:style-name="T1">PHP Orientado a Objetos</text:span></text:p>
            <text:p text:style-name="P1"><text:span text:style-name="T2">Universidade Estadual de Santa Cruz - UESC</text:span></text:p>
            <text:p text:style-name="P1"><text:span text:style-name="T2">Disciplina: Introdução a programação WEB</text:span></text:p>
            <text:p text:style-name="P1"><text:span text:style-name="T2">Autor: Patrick Silva Ferraz</text:span></text:p>
            <text:p text:style-name="P1"><text:span text:style-name="T2">Orientador: Prof. Dany D. Sanche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Legenda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genda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<text:span text:style-name="T3">Vermelho</text:span>: Destaque ao título do tópico;</text:p>
              </text:list-item>
              <text:list-item>
                <text:p text:style-name="P4"><text:span text:style-name="T4">Azul</text:span>: Início e fim de código php e nome de classes, variáveis, métodos;</text:p>
              </text:list-item>
              <text:list-item>
                <text:p text:style-name="P4"><text:span text:style-name="T5">Verde</text:span>: Palavras reservadas da linguagem;</text:p>
              </text:list-item>
              <text:list-item>
                <text:p text:style-name="P4"><text:span text:style-name="T6">Magenta</text:span>: Campos de escolha do programador;</text:p>
              </text:list-item>
              <text:list-item>
                <text:p text:style-name="P4">entre aspas “duplas”/’simples’: Strings e/ou citações;</text:p>
              </text:list-item>
              <text:list-item>
                <text:p text:style-name="P4"><text:span text:style-name="T7">Cinza</text:span>: observações, iniciado com <text:span text:style-name="T8">//</text:span> e <text:span text:style-name="T8">Itálico</text:span> representa c<text:span text:style-name="T8">omentários;</text:span></text:p>
              </text:list-item>
            </text:list>
          </draw:text-box>
        </draw:frame>
        <draw:frame presentation:style-name="pr5" draw:text-style-name="P5" draw:layer="layout" svg:width="14.023cm" svg:height="0.789cm" svg:x="0.8cm" svg:y="0.811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Roteiro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oteiro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0">Pilares da POO</text:span></text:p>
                <text:list>
                  <text:list-item>
                    <text:p>Abstração</text:p>
                    <text:list>
                      <text:list-item>
                        <text:p><text:span text:style-name="T8">Classes; Propriedades; Métodos.</text:span></text:p>
                      </text:list-item>
                    </text:list>
                  </text:list-item>
                  <text:list-item>
                    <text:p>Encapsulamento</text:p>
                    <text:list>
                      <text:list-item>
                        <text:p><text:span text:style-name="T8">Visibilidade; Constantes; Estáticas; Operador (::); Final.</text:span></text:p>
                      </text:list-item>
                    </text:list>
                  </text:list-item>
                  <text:list-item>
                    <text:p>Herança</text:p>
                    <text:list>
                      <text:list-item>
                        <text:p><text:span text:style-name="T8">Extends; Abstract; Interface; Traits.</text:span></text:p>
                      </text:list-item>
                    </text:list>
                  </text:list-item>
                  <text:list-item>
                    <text:p>Polimorfismo</text:p>
                    <text:list>
                      <text:list-item>
                        <text:p><text:span text:style-name="T8">Instanceof; Sobreposição (Override)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nformações úteis</text:span></text:p>
                <text:list>
                  <text:list-item>
                    <text:p>Sobrecarga (overload)</text:p>
                  </text:list-item>
                  <text:list-item>
                    <text:p>Namespaces</text:p>
                  </text:list-item>
                  <text:list-item>
                    <text:p>Classes anônimas</text:p>
                  </text:list-item>
                  <text:list-item>
                    <text:p>Funções para Classes/Objetos</text:p>
                  </text:list-item>
                  <text:list-item>
                    <text:p>Comparando Objetos</text:p>
                  </text:list-item>
                  <text:list-item>
                    <text:p>Constantes Mágicas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bstração</text:p>
              </text:list-item>
              <text:list-item>
                <text:p>Encapsulamento</text:p>
              </text:list-item>
              <text:list-item>
                <text:p>Herança</text:p>
              </text:list-item>
              <text:list-item>
                <text:p>Polimorfismo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1">Abstração</text:span></text:p>
              </text:list-item>
              <text:list-item>
                <text:p>Encapsulamento</text:p>
              </text:list-item>
              <text:list-item>
                <text:p>Herança</text:p>
              </text:list-item>
              <text:list-item>
                <text:p>Polimorfismo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RESUMO)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Abstração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12">Abstração (representação de um objeto real)</text:span></text:p>
                <text:list>
                  <text:list-item>
                    <text:p text:style-name="P4"><text:span text:style-name="T13">Identidade: classes</text:span></text:p>
                    <text:list>
                      <text:list-item>
                        <text:p text:style-name="P4"><text:span text:style-name="T13">Ex: cachorro, gato...</text:span></text:p>
                      </text:list-item>
                    </text:list>
                  </text:list-item>
                  <text:list-item>
                    <text:p text:style-name="P4"><text:span text:style-name="T13">Características: propriedades (variáveis)</text:span></text:p>
                    <text:list>
                      <text:list-item>
                        <text:p text:style-name="P4"><text:span text:style-name="T13">Ex: tamanho, raça, idade...</text:span></text:p>
                      </text:list-item>
                    </text:list>
                  </text:list-item>
                  <text:list-item>
                    <text:p text:style-name="P4"><text:span text:style-name="T13">Ações: métodos (funções)</text:span></text:p>
                    <text:list>
                      <text:list-item>
                        <text:p text:style-name="P4"><text:span text:style-name="T13">Ex: latir, correr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Classes)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4">Abstração (representação de um objeto real)</text:span></text:p>
                <text:list>
                  <text:list-item>
                    <text:p text:style-name="P4"><text:span text:style-name="T11">Classes</text:span></text:p>
                  </text:list-item>
                  <text:list-item>
                    <text:p text:style-name="P4"><text:span text:style-name="T13">Propriedades</text:span></text:p>
                  </text:list-item>
                  <text:list-item>
                    <text:p text:style-name="P4"><text:span text:style-name="T13">Métodos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Classes - Estruturand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.845cm" svg:x="1.4cm" svg:y="1.178cm" presentation:class="title" presentation:user-transformed="true">
          <draw:text-box>
            <text:p>Pilares da POO: Abstração - Classe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Estruturando Classes (class)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7">class</text:span><text:span text:style-name="T13"> </text:span><text:span text:style-name="T16">ExemploClasse</text:span></text:p>
                        <text:p><text:span text:style-name="T17">{</text:span></text:p>
                        <text:list>
                          <text:list-header>
                            <text:p><text:span text:style-name="T18">//propriedades</text:span></text:p>
                            <text:p><text:span text:style-name="T18">//métodos</text:span></text:p>
                          </text:list-header>
                        </text:list>
                        <text:p><text:span text:style-name="T17">}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Classes - Instancia e visualizaçã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.845cm" svg:x="1.4cm" svg:y="1.178cm" presentation:class="title" presentation:user-transformed="true">
          <draw:text-box>
            <text:p>Pilares da POO: Abstração - Classe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Instanciando a classe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6">$obj</text:span><text:span text:style-name="T17"> = new </text:span><text:span text:style-name="T16">ExemploClasse</text:span><text:span text:style-name="T17">;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  <text:list-item>
                <text:p><text:span text:style-name="T15">Visualizando conteúdo da classe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7">var_dump(</text:span><text:span text:style-name="T16">$obj</text:span><text:span text:style-name="T17">);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Propriedades -  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4">Abstração (representação de um objeto real)</text:span></text:p>
                <text:list>
                  <text:list-item>
                    <text:p text:style-name="P4"><text:span text:style-name="T14">Classes</text:span></text:p>
                  </text:list-item>
                  <text:list-item>
                    <text:p text:style-name="P4"><text:span text:style-name="T11">Propriedades</text:span></text:p>
                  </text:list-item>
                  <text:list-item>
                    <text:p text:style-name="P4"><text:span text:style-name="T13">Métodos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Propriedades -  Estrutura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Propriedade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Estruturando propriedades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7">class</text:span><text:span text:style-name="T13"> </text:span><text:span text:style-name="T16">ExemploPropriedade</text:span></text:p>
                        <text:p><text:span text:style-name="T17">{</text:span></text:p>
                        <text:list>
                          <text:list-header>
                            <text:p><text:span text:style-name="T18">//declaração de propriedade</text:span></text:p>
                            <text:p><text:span text:style-name="T19">public </text:span><text:span text:style-name="T20">$prop</text:span><text:span text:style-name="T19"> = </text:span><text:span text:style-name="T21">“sou uma propriedade”</text:span><text:span text:style-name="T19">;</text:span></text:p>
                          </text:list-header>
                        </text:list>
                        <text:p><text:span text:style-name="T17">}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Propriedades -  Isntancia e Acess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Propriedade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Instanciando a classe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6">$obj </text:span><text:span text:style-name="T17">=</text:span><text:span text:style-name="T16"> </text:span><text:span text:style-name="T17">new</text:span><text:span text:style-name="T16"> ExemploPropriedade;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  <text:list-item>
                <text:p><text:span text:style-name="T15">Acessando a propriedade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6">$obj</text:span><text:span text:style-name="T17">-&gt;</text:span><text:span text:style-name="T16">prop</text:span><text:span text:style-name="T17">;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4">Abstração (representação de um objeto real)</text:span></text:p>
                <text:list>
                  <text:list-item>
                    <text:p text:style-name="P4"><text:span text:style-name="T14">Classes</text:span></text:p>
                  </text:list-item>
                  <text:list-item>
                    <text:p text:style-name="P4"><text:span text:style-name="T14">Propriedades</text:span></text:p>
                  </text:list-item>
                  <text:list-item>
                    <text:p text:style-name="P4"><text:span text:style-name="T11">Métodos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Estrutura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Estruturando métodos (function)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7">class</text:span><text:span text:style-name="T13"> </text:span><text:span text:style-name="T16">ExemploMetodo</text:span></text:p>
                        <text:p><text:span text:style-name="T17">{</text:span></text:p>
                        <text:list>
                          <text:list-header>
                            <text:p><text:span text:style-name="T18">//declaração de método</text:span></text:p>
                            <text:p><text:span text:style-name="T19">public function </text:span><text:span text:style-name="T20">primeiroMetodo()</text:span><text:span text:style-name="T19">{</text:span></text:p>
                            <text:list>
                              <text:list-header>
                                <text:p><text:span text:style-name="T19">echo </text:span><text:span text:style-name="T21">“primeiro metodo”</text:span><text:span text:style-name="T19">;</text:span></text:p>
                              </text:list-header>
                            </text:list>
                            <text:p><text:span text:style-name="T19">}</text:span></text:p>
                          </text:list-header>
                        </text:list>
                        <text:p><text:span text:style-name="T17">}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Instancia e Acess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Instanciando a classe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6">$obj </text:span><text:span text:style-name="T17">=</text:span><text:span text:style-name="T16"> </text:span><text:span text:style-name="T17">new</text:span><text:span text:style-name="T16"> ExemploMetodo;</text:span></text:p>
                      </text:list-header>
                    </text:list>
                    <text:p><text:span text:style-name="T16">?&gt;</text:span></text:p>
                  </text:list-header>
                </text:list>
              </text:list-item>
              <text:list-item>
                <text:p><text:span text:style-name="T15">Acessando métodos</text:span></text:p>
                <text:list>
                  <text:list-header>
                    <text:p><text:span text:style-name="T16">&lt;?php</text:span></text:p>
                    <text:list>
                      <text:list-header>
                        <text:p><text:span text:style-name="T16">$obj</text:span><text:span text:style-name="T17">-&gt;</text:span><text:span text:style-name="T16">primeiroMetodo()</text:span><text:span text:style-name="T17">;</text:span></text:p>
                      </text:list-header>
                    </text:list>
                    <text:p><text:span text:style-name="T16">?&gt;</text:span></text:p>
                  </text:list-header>
                </text:list>
                <text:p><text:span text:style-name="T22">Cod.: </text:span><text:span text:style-name="T22"><text:a xlink:href="../../../../../srv/www/htdocs/dev/docsPHPOO/01_exemplo_abstracao.php" xlink:type="simple">/srv/www/htdocs/dev/docsPHPOO/01_exemplo_abstracao.php</text:a></text:span></text:p>
                <text:p><text:span text:style-name="T22">Exec.: </text:span><text:span text:style-name="T22"><text:a xlink:href="http://localhost/dev/docsPHPOO/01_exemplo_abstracao.php" xlink:type="simple">http://localhost/dev/docsPHPOO/01_exemplo_abstracao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Pseudo-variável $thi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1">Pseudo-variável </text:span><text:span text:style-name="T23">$this</text:span></text:p>
                <text:list>
                  <text:list-item>
                    <text:p text:style-name="P4"><text:span text:style-name="T14">Disponível quando um método é chamado a partir de um contexto de objeto (referência ao objeto).</text:span></text:p>
                  </text:list-item>
                </text:list>
                <text:p text:style-name="P4"><text:span text:style-name="T24">Cod.: </text:span><text:span text:style-name="T24"><text:a xlink:href="../../../../../srv/www/htdocs/dev/docsPHPOO/03_exemplo_metodo_pseudo_variavel_this.php" xlink:type="simple">/srv/www/htdocs/dev/docsPHPOO/03_exemplo_metodo_pseudo_variavel_this.php</text:a></text:span></text:p>
                <text:p text:style-name="P4"><text:span text:style-name="T24">Exec.: </text:span><text:span text:style-name="T24"><text:a xlink:href="http://localhost/dev/docsPHPOO/03_exemplo_metodo_pseudo_variavel_this.php" xlink:type="simple">http://localhost/dev/docsPHPOO/03_exemplo_metodo_pseudo_variavel_this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mágico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1">Métodos mágicos</text:span></text:p>
                <text:list>
                  <text:list-item>
                    <text:p text:style-name="P4"><text:span text:style-name="T14">Métodos especiais chamados quando certas ações comuns ocorrem com objetos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mágicos principai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Métodos mágicos mais comuns</text:span></text:p>
                <text:list>
                  <text:list-item>
                    <text:p><text:span text:style-name="T17">__construct()</text:span></text:p>
                  </text:list-item>
                  <text:list-item>
                    <text:p><text:span text:style-name="T17">__destruct()</text:span></text:p>
                  </text:list-item>
                  <text:list-item>
                    <text:p><text:span text:style-name="T17">__toString()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__construct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5">Método mágico </text:span><text:span text:style-name="T17">__construct()</text:span></text:p>
                <text:list>
                  <text:list-item>
                    <text:p text:style-name="P4"><text:span text:style-name="T14">Método chamado a cada objeto instanciado.</text:span></text:p>
                  </text:list-item>
                  <text:list-item>
                    <text:p text:style-name="P4"><text:span text:style-name="T14">Até a versão PHP 4 construtores possuíam o mesmo nome da classe ao qual pertencia (obsoleto a partir do PHP7).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__destruct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5">Método mágico </text:span><text:span text:style-name="T17">__destruct()</text:span></text:p>
                <text:list>
                  <text:list-item>
                    <text:p text:style-name="P4"><text:span text:style-name="T14">Chamado quando todas referências a um objeto particular forem removidas ou quando o objeto for explicitamente destruído.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__toString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Método mágico </text:span><text:span text:style-name="T17">__toString()</text:span></text:p>
                <text:list>
                  <text:list-item>
                    <text:p><text:span text:style-name="T13">Evita erros caso o script tente mostrar a classe como uma string.</text:span></text:p>
                  </text:list-item>
                </text:list>
                <text:p><text:span text:style-name="T24">Cod.: </text:span><text:span text:style-name="T24"><text:a xlink:href="../../../../../srv/www/htdocs/dev/docsPHPOO/03_exemplo_metodo_magico_construct_destruct_toString.php" xlink:type="simple">/srv/www/htdocs/dev/docsPHPOO/03_exemplo_metodo_magico_construct_destruct_toString.php</text:a></text:span></text:p>
                <text:p><text:span text:style-name="T24">Exec.: </text:span><text:span text:style-name="T24"><text:a xlink:href="http://localhost/dev/docsPHPOO/03_exemplo_metodo_magico_construct_destruct_toString.php" xlink:type="simple">http://localhost/dev/docsPHPOO/03_exemplo_metodo_magico_construct_destruct_toString.php</text:a></text:span>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Abstração (Métodos -  outro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cm" svg:height="2.845cm" svg:x="1.4cm" svg:y="1.178cm" presentation:class="title" presentation:user-transformed="true">
          <draw:text-box>
            <text:p>Pilares da POO: Abstração - Métodos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15">Outros métodos mágicos</text:span></text:p>
                <text:list>
                  <text:list-item>
                    <text:p><text:span text:style-name="T17">__call()</text:span></text:p>
                  </text:list-item>
                  <text:list-item>
                    <text:p><text:span text:style-name="T17">__callStatic()</text:span></text:p>
                  </text:list-item>
                  <text:list-item>
                    <text:p><text:span text:style-name="T17">__get()</text:span></text:p>
                  </text:list-item>
                  <text:list-item>
                    <text:p><text:span text:style-name="T17">__set()</text:span></text:p>
                  </text:list-item>
                  <text:list-item>
                    <text:p><text:span text:style-name="T17">__isset()</text:span></text:p>
                  </text:list-item>
                  <text:list-item>
                    <text:p><text:span text:style-name="T17">__unset()</text:span></text:p>
                  </text:list-item>
                </text:list>
                <text:p><text:span text:style-name="T24">Infor.: </text:span><text:span text:style-name="T24"><text:a xlink:href="https://secure.php.net/manual/pt_BR/language.oop5.magic.php#object.tostring" xlink:type="simple">https://secure.php.net/manual/pt_BR/language.oop5.magic.php#object.tostring</text:a></text:span>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draw:frame presentation:style-name="pr4" draw:layer="layout" svg:width="8.8cm" svg:height="12.8cm" svg:x="11.4cm" svg:y="6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7">__sleep()</text:span></text:p>
                  </text:list-item>
                  <text:list-item>
                    <text:p><text:span text:style-name="T17">__wakeup()</text:span></text:p>
                  </text:list-item>
                  <text:list-item>
                    <text:p><text:span text:style-name="T17">__invoke()</text:span></text:p>
                  </text:list-item>
                  <text:list-item>
                    <text:p><text:span text:style-name="T17">__set_state()</text:span></text:p>
                  </text:list-item>
                  <text:list-item>
                    <text:p><text:span text:style-name="T17">__clone()</text:span></text:p>
                  </text:list-item>
                  <text:list-item>
                    <text:p><text:span text:style-name="T17">__debugInf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aradigma POO – 4 pila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bstração</text:p>
              </text:list-item>
              <text:list-item>
                <text:p><text:span text:style-name="T12">Encapsulamento</text:span></text:p>
              </text:list-item>
              <text:list-item>
                <text:p>Herança</text:p>
              </text:list-item>
              <text:list-item>
                <text:p>Polimorfismo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Definição)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Encapsulamento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12">Encapsulamento</text:span></text:p>
                <text:list>
                  <text:list-item>
                    <text:p text:style-name="P4"><text:span text:style-name="T13">Elementos que adicionam segurança à aplicação pelo fato de esconder as propriedade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Visibilidade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 - visibilidade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Visibilidade</text:span></text:p>
                <text:list>
                  <text:list-item>
                    <text:p text:style-name="P4"><text:span text:style-name="T17">public</text:span></text:p>
                    <text:list>
                      <text:list-item>
                        <text:p text:style-name="P4"><text:span text:style-name="T13">Podem ser acessados de qualquer local</text:span></text:p>
                      </text:list-item>
                    </text:list>
                  </text:list-item>
                  <text:list-item>
                    <text:p text:style-name="P4"><text:span text:style-name="T17">protected</text:span></text:p>
                    <text:list>
                      <text:list-item>
                        <text:p text:style-name="P4"><text:span text:style-name="T13">Somente acessados em suas classes declarantes e suas classes herdeiras</text:span></text:p>
                      </text:list-item>
                    </text:list>
                  </text:list-item>
                  <text:list-item>
                    <text:p text:style-name="P4"><text:span text:style-name="T17">private</text:span></text:p>
                    <text:list>
                      <text:list-item>
                        <text:p text:style-name="P4"><text:span text:style-name="T13">Somente acessados em suas classes declarantes.</text:span></text:p>
                      </text:list-item>
                    </text:list>
                  </text:list-item>
                </text:list>
                <text:p><text:span text:style-name="T24">Cod.: </text:span><text:span text:style-name="T24"><text:a xlink:href="../../../../../srv/www/htdocs/dev/docsPHPOO/04_exemplo_encapsulamento_visibilidade.php" xlink:type="simple">/srv/www/htdocs/dev/docsPHPOO/04_exemplo_encapsulamento_visibilidade.php</text:a></text:span></text:p>
                <text:p><text:span text:style-name="T24">Exec.: </text:span><text:span text:style-name="T24"><text:a xlink:href="http://localhost/dev/docsPHPOO/04_exemplo_encapsulamento_visibilidade.php" xlink:type="simple">http://localhost/dev/docsPHPOO/04_exemplo_encapsulamento_visibilidade.php</text:a></text:span><text:span text:style-name="T24"> 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Outras forma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4">Constantes</text:span></text:p>
              </text:list-item>
              <text:list-item>
                <text:p text:style-name="P4"><text:span text:style-name="T14">Estáticas</text:span></text:p>
              </text:list-item>
              <text:list-item>
                <text:p text:style-name="P4"><text:span text:style-name="T14">Operador (::)</text:span></text:p>
              </text:list-item>
              <text:list-item>
                <text:p text:style-name="P4"><text:span text:style-name="T14">Final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Constante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Constantes</text:span></text:p>
                <text:list>
                  <text:list-item>
                    <text:p text:style-name="P4"><text:span text:style-name="T14">Pode ser definido em cada classe permanecendo imutável</text:span></text:p>
                  </text:list-item>
                  <text:list-item>
                    <text:p text:style-name="P4"><text:span text:style-name="T14">Não utiliza o símbolo </text:span><text:span text:style-name="T17">$</text:span><text:span text:style-name="T14"> para declará-las ou usá-las</text:span></text:p>
                  </text:list-item>
                  <text:list-item>
                    <text:p text:style-name="P4"><text:span text:style-name="T14">São alocadas por classe, e não em cada instância de classe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Estática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Estáticas</text:span></text:p>
                <text:list>
                  <text:list-item>
                    <text:p text:style-name="P4"><text:span text:style-name="T14">Propriedades e métodos estáticos podem ser acessados sem a necessidade de instanciar a classe.</text:span></text:p>
                  </text:list-item>
                  <text:list-item>
                    <text:p text:style-name="P4"><text:span text:style-name="T14">Propriedades estáticas não podem ser acessadas através do operador </text:span><text:span text:style-name="T17">-&gt;</text:span><text:span text:style-name="T14">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Operador ::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Operador de resolução de escopo (::)</text:span></text:p>
                <text:list>
                  <text:list-item>
                    <text:p text:style-name="P4"><text:span text:style-name="T14">Chamado de Paamayim Nekudotayim</text:span></text:p>
                  </text:list-item>
                  <text:list-item>
                    <text:p text:style-name="P4"><text:span text:style-name="T14">Permite acesso a métodos ou propriedades estáticas, constantes, e sobrecarregadas de uma classe.</text:span></text:p>
                  </text:list-item>
                  <text:list-item>
                    <text:p text:style-name="P4"><text:span text:style-name="T14">Palavras-chaves:</text:span></text:p>
                    <text:list>
                      <text:list-item>
                        <text:p text:style-name="P4"><text:span text:style-name="T17">self</text:span><text:span text:style-name="T14">, </text:span><text:span text:style-name="T17">parent</text:span><text:span text:style-name="T14">,</text:span><text:span text:style-name="T17"> static</text:span><text:span text:style-name="T14"> – Utilizadas para acessar propriedades e métodos dentro de uma definição de classe.</text:span></text:p>
                      </text:list-item>
                      <text:list-item>
                        <text:p text:style-name="P4"><text:span text:style-name="T16">nome_class</text:span><text:span text:style-name="T14"> ou </text:span><text:span text:style-name="T16">$variável</text:span><text:span text:style-name="T14"> com </text:span><text:span text:style-name="T16">nome_class</text:span><text:span text:style-name="T14"> – Utilizadas para acesso externo de uma definição de classe.</text:span></text:p>
                      </text:list-item>
                    </text:list>
                  </text:list-item>
                </text:list>
                <text:p><text:span text:style-name="T24">Cod.: </text:span><text:span text:style-name="T24"><text:a xlink:href="../../../../../srv/www/htdocs/dev/docsPHPOO/05_exemplo_constante_estatica.php" xlink:type="simple">/srv/www/htdocs/dev/docsPHPOO/05_exemplo_constante_estatica.php</text:a></text:span></text:p>
                <text:p><text:span text:style-name="T24">Exec.: </text:span><text:span text:style-name="T24"><text:a xlink:href="http://localhost/dev/docsPHPOO/05_exemplo_constante_estatica.php" xlink:type="simple">http://localhost/dev/docsPHPOO/05_exemplo_constante_estatica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Encapsulamento (Final)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8cm" svg:height="2.845cm" svg:x="0.8cm" svg:y="1.178cm" presentation:class="title" presentation:user-transformed="true">
          <draw:text-box>
            <text:p><text:span text:style-name="T25">Pilares da POO: Encapsulamento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Final</text:span></text:p>
                <text:list>
                  <text:list-item>
                    <text:p text:style-name="P4"><text:span text:style-name="T14">Impede que classes filhas sobrescrevam um método que esteja prefixado sua definição com final.</text:span></text:p>
                  </text:list-item>
                  <text:list-item>
                    <text:p text:style-name="P4"><text:span text:style-name="T14">Se a classe estiver definida como final, ela não pode ser estendida.</text:span></text:p>
                  </text:list-item>
                  <text:list-item>
                    <text:p text:style-name="P4"><text:span text:style-name="T14">Propriedades não podem ser declaradas como finais.</text:span></text:p>
                  </text:list-item>
                </text:list>
                <text:p><text:span text:style-name="T24">Cod.: </text:span><text:span text:style-name="T24"><text:a xlink:href="../../../../../srv/www/htdocs/dev/docsPHPOO/06_exemplo_final.php" xlink:type="simple">/srv/www/htdocs/dev/docsPHPOO/06_exemplo_final.php</text:a></text:span></text:p>
                <text:p><text:span text:style-name="T24">Exec.: </text:span><text:span text:style-name="T24"><text:a xlink:href="http://localhost/dev/docsPHPOO/06_exemplo_final.php" xlink:type="simple">http://localhost/dev/docsPHPOO/06_exemplo_final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aradigma POO – 4 pila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bstração</text:p>
              </text:list-item>
              <text:list-item>
                <text:p>Encapsulamento</text:p>
              </text:list-item>
              <text:list-item>
                <text:p><text:span text:style-name="T12">Herança</text:span></text:p>
              </text:list-item>
              <text:list-item>
                <text:p>Polimorfismo</text:p>
              </text:list-item>
            </text:list>
          </draw:text-box>
        </draw:frame>
        <draw:frame presentation:style-name="pr5" draw:text-style-name="P5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Extends)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ilares da POO: Herança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Herança</text:span></text:p>
                <text:list>
                  <text:list-item>
                    <text:p text:style-name="P4"><text:span text:style-name="T13">Provê reuso de código.</text:span></text:p>
                  </text:list-item>
                  <text:list-item>
                    <text:p text:style-name="P4"><text:span text:style-name="T13">A subclasse herda todos métodos públicos e protegidos da classe pai.</text:span></text:p>
                  </text:list-item>
                  <text:list-item>
                    <text:p text:style-name="P4"><text:span text:style-name="T13">Utilização da palavra reservada </text:span><text:span text:style-name="T17">extends</text:span></text:p>
                    <text:list>
                      <text:list-item>
                        <text:p text:style-name="P4"><text:span text:style-name="T13">Ex: </text:span><text:span text:style-name="T17">class</text:span><text:span text:style-name="T13"> </text:span><text:span text:style-name="T16">NovaClasse</text:span><text:span text:style-name="T13"> </text:span><text:span text:style-name="T17">extends</text:span><text:span text:style-name="T13"> </text:span><text:span text:style-name="T16">ClassePai</text:span><text:span text:style-name="T17">{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Abstraçã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.845cm" svg:x="1.4cm" svg:y="1.178cm" presentation:class="title" presentation:user-transformed="true">
          <draw:text-box>
            <text:p>Pilares da POO: Herança -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Abstração de classes</text:span></text:p>
                <text:list>
                  <text:list-item>
                    <text:p text:style-name="P4"><text:span text:style-name="T13">Classes abstratas não podem ser instanciadas.</text:span></text:p>
                  </text:list-item>
                  <text:list-item>
                    <text:p text:style-name="P4"><text:span text:style-name="T13">Classes com ao menos um método abstrato também devem ser abstrata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Abstração 2)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2cm" svg:height="2.845cm" svg:x="1.4cm" svg:y="1.178cm" presentation:class="title" presentation:user-transformed="true">
          <draw:text-box>
            <text:p>Pilares da POO: Herança -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Abstração de classes</text:span></text:p>
                <text:list>
                  <text:list-item>
                    <text:p text:style-name="P4"><text:span text:style-name="T13">Ao herdar uma classe abstrata, todos os métodos abstratos da classe pai devem ser implementados nas classes filhas com a mesma visibilidade (ou menos restrita)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Abstração 3)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4cm" svg:height="2.845cm" svg:x="1.4cm" svg:y="1.178cm" presentation:class="title" presentation:user-transformed="true">
          <draw:text-box>
            <text:p>Pilares da POO: Herança - Abstraçã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Abstração de classes</text:span></text:p>
                <text:list>
                  <text:list-item>
                    <text:p text:style-name="P4"><text:span text:style-name="T13">A assinatura dos métodos abstratos devem coincidir, inclusive o número de argumentos (é possível definir argumentos opcionais).</text:span></text:p>
                  </text:list-item>
                  <text:list-item>
                    <text:p text:style-name="P4"><text:span text:style-name="T13">Utilização da palavra reservada </text:span><text:span text:style-name="T17">abstract</text:span></text:p>
                    <text:list>
                      <text:list-item>
                        <text:p text:style-name="P4"><text:span text:style-name="T13">Classe: </text:span></text:p>
                        <text:list>
                          <text:list-header>
                            <text:p text:style-name="P4"><text:span text:style-name="T17">abstract class</text:span><text:span text:style-name="T13"> </text:span><text:span text:style-name="T16">NovaClasse</text:span><text:span text:style-name="T17">{}</text:span></text:p>
                          </text:list-header>
                        </text:list>
                      </text:list-item>
                      <text:list-item>
                        <text:p text:style-name="P4"><text:span text:style-name="T14">Método: </text:span></text:p>
                        <text:list>
                          <text:list-header>
                            <text:p text:style-name="P4"><text:span text:style-name="T17">abstract public/protected function </text:span><text:span text:style-name="T16">metodo</text:span><text:span text:style-name="T17">(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Interface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Herança - Interface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Interfaces de objetos</text:span></text:p>
                <text:list>
                  <text:list-item>
                    <text:p text:style-name="P4"><text:span text:style-name="T13">Especificam quais métodos uma classe deve implementar.</text:span></text:p>
                  </text:list-item>
                  <text:list-item>
                    <text:p text:style-name="P4"><text:span text:style-name="T13">Nenhum método possui conteúdo definido.</text:span></text:p>
                  </text:list-item>
                  <text:list-item>
                    <text:p text:style-name="P4"><text:span text:style-name="T13">Todos métodos da interface devem ser público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Interface 2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Herança - Interface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Interfaces de objetos</text:span></text:p>
                <text:list>
                  <text:list-item>
                    <text:p text:style-name="P4"><text:span text:style-name="T13">Classes podem implementar mais de uma interface, separando cada interface com uma vírgula (métodos duplicados devem possuir mesma assinatura).</text:span></text:p>
                  </text:list-item>
                  <text:list-item>
                    <text:p text:style-name="P4"><text:span text:style-name="T13">Interfaces podem ser estendidas usando a palavra </text:span><text:span text:style-name="T17">extends</text:span><text:span text:style-name="T13">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Interface 3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Herança - Interface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Interfaces de objetos</text:span></text:p>
                <text:list>
                  <text:list-item>
                    <text:p text:style-name="P4"><text:span text:style-name="T13">É possível ter constantes em interfaces, com exceção de não poderem ser sobrescrita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Interface 4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Herança - Interface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Interfaces de objetos</text:span></text:p>
                <text:list>
                  <text:list-item>
                    <text:p text:style-name="P4"><text:span text:style-name="T13">Utilização</text:span></text:p>
                    <text:list>
                      <text:list-item>
                        <text:p text:style-name="P4"><text:span text:style-name="T14">Estrutura (</text:span><text:span text:style-name="T17">interface</text:span><text:span text:style-name="T14">):</text:span></text:p>
                        <text:list>
                          <text:list-header>
                            <text:p text:style-name="P4"><text:span text:style-name="T17">interface</text:span><text:span text:style-name="T13"> </text:span><text:span text:style-name="T16">ClasseInterface</text:span><text:span text:style-name="T17">{}</text:span></text:p>
                          </text:list-header>
                        </text:list>
                      </text:list-item>
                      <text:list-item>
                        <text:p text:style-name="P4"><text:span text:style-name="T14">Implementar um interface (</text:span><text:span text:style-name="T17">implements</text:span><text:span text:style-name="T14">):</text:span></text:p>
                        <text:list>
                          <text:list-header>
                            <text:p text:style-name="P4"><text:span text:style-name="T17">class</text:span><text:span text:style-name="T14"> </text:span><text:span text:style-name="T16">UmaClasse</text:span><text:span text:style-name="T14"> </text:span><text:span text:style-name="T17">implements</text:span><text:span text:style-name="T14"> </text:span><text:span text:style-name="T16">ClasseInterface</text:span><text:span text:style-name="T17">{}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>Cod.: </text:span><text:span text:style-name="T24"><text:a xlink:href="../../../../../srv/www/htdocs/dev/docsPHPOO/07_exemplo_heranca.php" xlink:type="simple">/srv/www/htdocs/dev/docsPHPOO/07_exemplo_heranca.php</text:a></text:span></text:p>
                <text:p><text:span text:style-name="T24">Exec.: </text:span><text:span text:style-name="T24"><text:a xlink:href="http://localhost/dev/docsPHPOO/07_exemplo_heranca.php" xlink:type="simple">http://localhost/dev/docsPHPOO/07_exemplo_heranca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Herança (Trait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Herança - Traits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Traits</text:span></text:p>
                <text:list>
                  <text:list-item>
                    <text:p text:style-name="P4"><text:span text:style-name="T13">Mecanismo para reutilização de código em linguagens de herança única.</text:span></text:p>
                  </text:list-item>
                  <text:list-item>
                    <text:p text:style-name="P4"><text:span text:style-name="T13">Permite utilização livremente em várias classes independente da herança.</text:span></text:p>
                  </text:list-item>
                  <text:list-item>
                    <text:p text:style-name="P4"><text:span text:style-name="T13">Não é possível instanciar.</text:span></text:p>
                  </text:list-item>
                  <text:list-item>
                    <text:p text:style-name="P4"><text:span text:style-name="T13">Possui o mesmo comportamento de uma classe;</text:span></text:p>
                  </text:list-item>
                </text:list>
                <text:p><text:span text:style-name="T24">Cod.: </text:span><text:span text:style-name="T24"><text:a xlink:href="../../../../../srv/www/htdocs/dev/docsPHPOO/08_exemplo_heranca_traits.php" xlink:type="simple">/srv/www/htdocs/dev/docsPHPOO/08_exemplo_heranca_traits.php</text:a></text:span></text:p>
                <text:p><text:span text:style-name="T24">Exec.: </text:span><text:span text:style-name="T24"><text:a xlink:href="http://localhost/dev/docsPHPOO/08_exemplo_heranca_traits.php" xlink:type="simple">http://localhost/dev/docsPHPOO/08_exemplo_heranca_traits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Polimorfismo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aradigma POO – 4 pila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bstração</text:p>
              </text:list-item>
              <text:list-item>
                <text:p>Encapsulamento</text:p>
              </text:list-item>
              <text:list-item>
                <text:p>Herança</text:p>
              </text:list-item>
              <text:list-item>
                <text:p><text:span text:style-name="T12">Polimorfismo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Polimorfismo (Definiçã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Polimorfism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Polimorfismo</text:span></text:p>
                <text:list>
                  <text:list-item>
                    <text:p text:style-name="P4"><text:span text:style-name="T13">Alteração do funcionamento interno de um método herdado de um objeto pai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Polimorfismo (Instanceof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Pilares da POO: Polimorfismo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Operador </text:span><text:span text:style-name="T23">instanceof</text:span></text:p>
                <text:list>
                  <text:list-item>
                    <text:p text:style-name="P4"><text:span text:style-name="T13">Usado para determinar se um objeto é instancia de uma certa classe.</text:span></text:p>
                  </text:list-item>
                  <text:list-item>
                    <text:p text:style-name="P4"><text:span text:style-name="T13">Utilização:</text:span></text:p>
                    <text:list>
                      <text:list-header>
                        <text:p text:style-name="P4"><text:span text:style-name="T17">function</text:span><text:span text:style-name="T13"> </text:span><text:span text:style-name="T16">funcao</text:span><text:span text:style-name="T17">(</text:span><text:span text:style-name="T16">$a</text:span><text:span text:style-name="T13"> </text:span><text:span text:style-name="T17">instanceof</text:span><text:span text:style-name="T13"> </text:span><text:span text:style-name="T16">NomeClasse</text:span><text:span text:style-name="T17">){}</text:span></text:p>
                        <text:p text:style-name="P4"><text:span text:style-name="T17">function</text:span><text:span text:style-name="T13"> </text:span><text:span text:style-name="T16">funcao</text:span><text:span text:style-name="T17">(</text:span><text:span text:style-name="T16">NomeClasse</text:span><text:span text:style-name="T13"> </text:span><text:span text:style-name="T16">$a</text:span><text:span text:style-name="T17">){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Pilares da POO - Polimorfismo (Sobreposição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8cm" svg:height="2.845cm" svg:x="1.4cm" svg:y="1.178cm" presentation:class="title" presentation:user-transformed="true">
          <draw:text-box>
            <text:p>Pilares da POO: Polimorfismo - override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Sobreposição (override)</text:span></text:p>
                <text:list>
                  <text:list-item>
                    <text:p text:style-name="P4"><text:span text:style-name="T13">Basta redeclarar o método ou a propriedade.</text:span></text:p>
                  </text:list-item>
                  <text:list-item>
                    <text:p text:style-name="P4"><text:span text:style-name="T13">É possível preservar a funcionalidade originais de um método sobreposto com a palavra reservada </text:span><text:span text:style-name="T17">parent</text:span><text:span text:style-name="T13"> juntamente ao operador de resolução de escopo (</text:span><text:span text:style-name="T17">::</text:span><text:span text:style-name="T13">).</text:span></text:p>
                  </text:list-item>
                </text:list>
                <text:p><text:span text:style-name="T24">Cod.: </text:span><text:span text:style-name="T24"><text:a xlink:href="../../../../../srv/www/htdocs/dev/docsPHPOO/09_exemplo_sobreposicao.php" xlink:type="simple">/srv/www/htdocs/dev/docsPHPOO/09_exemplo_sobreposicao.php</text:a></text:span></text:p>
                <text:p><text:span text:style-name="T24">Exec.: </text:span><text:span text:style-name="T24"><text:a xlink:href="http://localhost/dev/docsPHPOO/09_exemplo_sobreposicao.php" xlink:type="simple">http://localhost/dev/docsPHPOO/09_exemplo_sobreposicao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2">Informações adicionais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Sobrecarga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6cm" svg:height="2.845cm" svg:x="1.4cm" svg:y="1.178cm" presentation:class="title" presentation:user-transformed="true">
          <draw:text-box>
            <text:p>Informaçoes adicionais: Sobrecarga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Sobrecarga</text:span></text:p>
                <text:list>
                  <text:list-item>
                    <text:p text:style-name="P4"><text:span text:style-name="T14">Diferente da maioria das linguagens OO.</text:span></text:p>
                  </text:list-item>
                  <text:list-item>
                    <text:p text:style-name="P4"><text:span text:style-name="T13">Provê recursos para “criar” dinamicamente propriedades e método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Sobrecarga 2" draw:style-name="dp1" draw:master-page-name="Inspiration" presentation:presentation-page-layout-name="AL2T1">
        <office:forms form:automatic-focus="false" form:apply-design-mode="false"/>
        <draw:frame presentation:style-name="pr7" draw:layer="layout" svg:width="23cm" svg:height="2.845cm" svg:x="1.4cm" svg:y="1.178cm" presentation:class="title" presentation:user-transformed="true">
          <draw:text-box>
            <text:p>Informações adicionais: Sobrecarga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Sobrecarga</text:span></text:p>
                <text:list>
                  <text:list-item>
                    <text:p text:style-name="P4"><text:span text:style-name="T13">Invocados ao interagir com propriedades ou métodos que não foram declarados ou não são visíveis no escopo corrente.</text:span></text:p>
                  </text:list-item>
                  <text:list-item>
                    <text:p text:style-name="P4"><text:span text:style-name="T13">Todos métodos de sobrecarga devem ser definidos como públicos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Sobrecarga (propriedades e métodos)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2cm" svg:height="2.845cm" svg:x="1.4cm" svg:y="1.178cm" presentation:class="title" presentation:user-transformed="true">
          <draw:text-box>
            <text:p>Informações adicionais: Sobrecarga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Sobrecarga de propriedades</text:span></text:p>
                <text:list>
                  <text:list-item>
                    <text:p text:style-name="P4"><text:span text:style-name="T17">__set()</text:span></text:p>
                  </text:list-item>
                  <text:list-item>
                    <text:p text:style-name="P4"><text:span text:style-name="T17">__get()</text:span></text:p>
                  </text:list-item>
                  <text:list-item>
                    <text:p text:style-name="P4"><text:span text:style-name="T17">__isset()</text:span></text:p>
                  </text:list-item>
                  <text:list-item>
                    <text:p text:style-name="P4"><text:span text:style-name="T17">__unset()</text:span></text:p>
                  </text:list-item>
                </text:list>
              </text:list-item>
              <text:list-item>
                <text:p text:style-name="P4"><text:span text:style-name="T11">Sobrecarga de métodos</text:span></text:p>
                <text:list>
                  <text:list-item>
                    <text:p text:style-name="P4"><text:span text:style-name="T17">__call()</text:span></text:p>
                  </text:list-item>
                  <text:list-item>
                    <text:p text:style-name="P4"><text:span text:style-name="T17">__callStatic()</text:span></text:p>
                  </text:list-item>
                </text:list>
                <text:p><text:span text:style-name="T24">Infor.: </text:span><text:span text:style-name="T24"><text:a xlink:href="https://secure.php.net/manual/pt_BR/language.oop5.overloading.php" xlink:type="simple">https://secure.php.net/manual/pt_BR/language.oop5.overloading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Classes anônimas" draw:style-name="dp1" draw:master-page-name="Inspiration" presentation:presentation-page-layout-name="AL2T1">
        <office:forms form:automatic-focus="false" form:apply-design-mode="false"/>
        <draw:frame presentation:style-name="pr7" draw:layer="layout" svg:width="25cm" svg:height="2.845cm" svg:x="1.4cm" svg:y="1.178cm" presentation:class="title" presentation:user-transformed="true">
          <draw:text-box>
            <text:p>Informações adicionais: Classes anônimas</text:p>
          </draw:text-box>
        </draw:frame>
        <draw:frame presentation:style-name="pr4" draw:text-style-name="P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 text:style-name="P4"><text:span text:style-name="T12">Classes anônimas</text:span></text:p>
                <text:list>
                  <text:list-item>
                    <text:p text:style-name="P4"><text:span text:style-name="T14">Úteis quando objetos descartáveis precisarem ser criados</text:span></text:p>
                  </text:list-item>
                  <text:list-item>
                    <text:p text:style-name="P4"><text:span text:style-name="T14">Utilização:</text:span></text:p>
                    <text:list>
                      <text:list-header>
                        <text:p text:style-name="P4"><text:span text:style-name="T16">&lt;?php</text:span></text:p>
                        <text:list>
                          <text:list-header>
                            <text:p text:style-name="P4"><text:span text:style-name="T17">function</text:span><text:span text:style-name="T14"> </text:span><text:span text:style-name="T16">funcao</text:span><text:span text:style-name="T17">(){</text:span></text:p>
                            <text:list>
                              <text:list-header>
                                <text:p text:style-name="P4"><text:span text:style-name="T17">return new class{</text:span><text:span text:style-name="T18">//métodos e propriedades</text:span><text:span text:style-name="T17">}</text:span></text:p>
                              </text:list-header>
                            </text:list>
                            <text:p text:style-name="P4"><text:span text:style-name="T17">}</text:span></text:p>
                          </text:list-header>
                        </text:list>
                        <text:p text:style-name="P4"><text:span text:style-name="T16">?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Funções para Classes/Objetos" draw:style-name="dp1" draw:master-page-name="Inspiration" presentation:presentation-page-layout-name="AL2T1">
        <office:forms form:automatic-focus="false" form:apply-design-mode="false"/>
        <draw:frame presentation:style-name="pr7" draw:layer="layout" svg:width="26cm" svg:height="2.845cm" svg:x="1cm" svg:y="1.178cm" presentation:class="title" presentation:user-transformed="true">
          <draw:text-box>
            <text:p><text:span text:style-name="T26">Informações adicionais: Funções para Classes/Objetos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Funções para Classes/Objetos</text:span></text:p>
                <text:list>
                  <text:list-item>
                    <text:p text:style-name="P4"><text:span text:style-name="T17">class_exists</text:span><text:span text:style-name="T13"> - Checa se uma classe foi definida. O mesmo serve para:</text:span></text:p>
                    <text:list>
                      <text:list-item>
                        <text:p text:style-name="P4"><text:span text:style-name="T17">method_exists</text:span><text:span text:style-name="T13"> e </text:span><text:span text:style-name="T17">trait_exists</text:span></text:p>
                      </text:list-item>
                    </text:list>
                  </text:list-item>
                  <text:list-item>
                    <text:p text:style-name="P4"><text:span text:style-name="T17">get_declared_classes</text:span><text:span text:style-name="T13"> - Retorna um array com todas classes definidas. O mesmo serve para:</text:span></text:p>
                    <text:list>
                      <text:list-item>
                        <text:p text:style-name="P4"><text:span text:style-name="T17">get_declared_interfaces</text:span><text:span text:style-name="T13"> e </text:span><text:span text:style-name="T17">get_declared_traits</text:span></text:p>
                      </text:list-item>
                    </text:list>
                  </text:list-item>
                </text:list>
                <text:p><text:span text:style-name="T24">Infor.: </text:span><text:span text:style-name="T24"><text:a xlink:href="https://secure.php.net/manual/pt_BR/ref.classobj.php" xlink:type="simple">https://secure.php.net/manual/pt_BR/ref.classobj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Função autoload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8cm" svg:height="2.845cm" svg:x="1.4cm" svg:y="1.178cm" presentation:class="title" presentation:user-transformed="true">
          <draw:text-box>
            <text:p>Informações adicionais: Função autoload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Função </text:span><text:span text:style-name="T17">spl_autoload_register()</text:span><text:span text:style-name="T12"> (</text:span><text:span text:style-name="T17">__autoload</text:span><text:span text:style-name="T12">)</text:span></text:p>
                <text:list>
                  <text:list-item>
                    <text:p text:style-name="P4"><text:span text:style-name="T13">Permite que classes e interfaces sejam automaticamente carregadas se elas ainda não foram definidas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Função autoload 2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Informações adicionais: Função autoload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Função </text:span><text:span text:style-name="T17">spl_autoload_register()</text:span><text:span text:style-name="T12"> (</text:span><text:span text:style-name="T17">__autoload</text:span><text:span text:style-name="T12">)</text:span></text:p>
                <text:list>
                  <text:list-item>
                    <text:p text:style-name="P4"><text:span text:style-name="T13">Utilização:</text:span></text:p>
                    <text:list>
                      <text:list-header>
                        <text:p text:style-name="P4"><text:span text:style-name="T16">&lt;?php</text:span></text:p>
                        <text:list>
                          <text:list-header>
                            <text:p text:style-name="P4"><text:span text:style-name="T17">spl_autoload_register(function(</text:span><text:span text:style-name="T16">$class_name</text:span><text:span text:style-name="T17">){</text:span></text:p>
                            <text:list>
                              <text:list-header>
                                <text:p text:style-name="P4"><text:span text:style-name="T17">include </text:span><text:span text:style-name="T16">$class_name</text:span><text:span text:style-name="T17"> . </text:span><text:span text:style-name="T27">“.php”</text:span><text:span text:style-name="T17">;</text:span></text:p>
                              </text:list-header>
                            </text:list>
                            <text:p text:style-name="P4"><text:span text:style-name="T17">});</text:span></text:p>
                            <text:p text:style-name="P4"><text:span text:style-name="T17"/></text:p>
                            <text:p text:style-name="P4"><text:span text:style-name="T16">$obj</text:span><text:span text:style-name="T17"> = new </text:span><text:span text:style-name="T16">MyClass()</text:span><text:span text:style-name="T17">;</text:span></text:p>
                          </text:list-header>
                        </text:list>
                        <text:p text:style-name="P4"><text:span text:style-name="T16">?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8"><text:span text:style-name="T9">Autor: Patrick Silva Ferraz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Namespaces" draw:style-name="dp1" draw:master-page-name="Inspiration" presentation:presentation-page-layout-name="AL2T1">
        <office:forms form:automatic-focus="false" form:apply-design-mode="false"/>
        <draw:frame presentation:style-name="pr7" draw:layer="layout" svg:width="23cm" svg:height="2.845cm" svg:x="1.4cm" svg:y="1.178cm" presentation:class="title" presentation:user-transformed="true">
          <draw:text-box>
            <text:p>Informações adicionais: Namespaces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namespaces</text:span></text:p>
                <text:list>
                  <text:list-item>
                    <text:p text:style-name="P4"><text:span text:style-name="T13">Evita “colisões de nomes” (quando classes, funções, variáveis ou constantes com o mesmo nome);</text:span></text:p>
                  </text:list-item>
                  <text:list-item>
                    <text:p text:style-name="P4"><text:span text:style-name="T17">namespaces</text:span><text:span text:style-name="T13"> </text:span><text:span text:style-name="T16">nomeProjeto</text:span><text:span text:style-name="T17">;</text:span><text:span text:style-name="T13"> </text:span><text:span text:style-name="T18">//código</text:span></text:p>
                  </text:list-item>
                  <text:list-item>
                    <text:p text:style-name="P4"><text:span text:style-name="T17">namespaces</text:span><text:span text:style-name="T13"> </text:span><text:span text:style-name="T16">nomeProjeto </text:span><text:span text:style-name="T17">{</text:span><text:span text:style-name="T18">//código</text:span><text:span text:style-name="T17">}</text:span></text:p>
                  </text:list-item>
                </text:list>
                <text:p><text:span text:style-name="T24">Cod.: </text:span><text:span text:style-name="T24"><text:a xlink:href="../../../../../srv/www/htdocs/dev/docsPHPOO/10_exemplo_namespace.php" xlink:type="simple">/srv/www/htdocs/dev/docsPHPOO/10_exemplo_namespace.php</text:a></text:span></text:p>
                <text:p><text:span text:style-name="T24">Cod.exec: </text:span><text:span text:style-name="T24"><text:a xlink:href="../../../../../srv/www/htdocs/dev/docsPHPOO/10_exemplo_namespace_exec.php" xlink:type="simple">/srv/www/htdocs/dev/docsPHPOO/10_exemplo_namespace_exec.php</text:a></text:span></text:p>
                <text:p><text:span text:style-name="T24">Exec.: </text:span><text:span text:style-name="T24"><text:a xlink:href="http://localhost/dev/docsPHPOO/10_exemplo_namespace_exec.php" xlink:type="simple">http://localhost/dev/docsPHPOO/10_exemplo_namespace_exec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8"><text:span text:style-name="T9">Autor: Patrick Silva Ferraz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Comparando objetos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4cm" svg:height="2.845cm" svg:x="1.4cm" svg:y="1.178cm" presentation:class="title" presentation:user-transformed="true">
          <draw:text-box>
            <text:p><text:span text:style-name="T25">Informações adicionais: Comparando objetos</text:span></text:p>
          </draw:text-box>
        </draw:frame>
        <draw:frame presentation:style-name="pr4" draw:text-style-name="P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 text:style-name="P4"><text:span text:style-name="T12">Comparando objetos</text:span></text:p>
                <text:list>
                  <text:list-item>
                    <text:p text:style-name="P4"><text:span text:style-name="T13">Evita “colisões de nomes” (quando classes, funções, variáveis ou constantes com o mesmo nome);</text:span></text:p>
                  </text:list-item>
                  <text:list-item>
                    <text:p text:style-name="P4"><text:span text:style-name="T13">(</text:span><text:span text:style-name="T17">==</text:span><text:span text:style-name="T13">): São iguais se possuem os memos atributos e volores, e são instâncias da mesma classe.</text:span></text:p>
                  </text:list-item>
                  <text:list-item>
                    <text:p text:style-name="P4"><text:span text:style-name="T13">(</text:span><text:span text:style-name="T17">===</text:span><text:span text:style-name="T13">): São idênticas, se e somente se, referirem a mesma instância da mesma classe.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HPOO: Informações adicionais - Constantes Mágicas" draw:style-name="dp1" draw:master-page-name="Inspiration" presentation:presentation-page-layout-name="AL2T1">
        <office:forms form:automatic-focus="false" form:apply-design-mode="false"/>
        <draw:frame presentation:style-name="pr7" draw:layer="layout" svg:width="23cm" svg:height="2.845cm" svg:x="1.4cm" svg:y="1.178cm" presentation:class="title" presentation:user-transformed="true">
          <draw:text-box>
            <text:p><text:span text:style-name="T25">Informações adicionais: Constantes Mágicas</text:span></text:p>
          </draw:text-box>
        </draw:frame>
        <draw:frame presentation:style-name="pr4" draw:text-style-name="P4" draw:layer="layout" svg:width="25.2cm" svg:height="15.7cm" svg:x="1.4cm" svg:y="4.1cm" presentation:class="outline" presentation:user-transformed="true">
          <draw:text-box>
            <text:list text:style-name="L2">
              <text:list-item>
                <text:p text:style-name="P4"><text:span text:style-name="T12">Constantes Mágicas</text:span></text:p>
                <text:list>
                  <text:list-item>
                    <text:p text:style-name="P4"><text:span text:style-name="T17">__LINE__ </text:span><text:span text:style-name="T13">- Número da linha corrente;</text:span></text:p>
                  </text:list-item>
                  <text:list-item>
                    <text:p text:style-name="P4"><text:span text:style-name="T17">__FILE__</text:span><text:span text:style-name="T13"> - Caminho completo e nome do arquivo;</text:span></text:p>
                  </text:list-item>
                  <text:list-item>
                    <text:p text:style-name="P4"><text:span text:style-name="T17">__DIR__ </text:span><text:span text:style-name="T13">- Diretório do arquivo;</text:span></text:p>
                  </text:list-item>
                  <text:list-item>
                    <text:p text:style-name="P4"><text:span text:style-name="T17">__FUNCTION__</text:span><text:span text:style-name="T13"> - Nome da função;</text:span></text:p>
                  </text:list-item>
                  <text:list-item>
                    <text:p text:style-name="P4"><text:span text:style-name="T17">__CLASS__</text:span><text:span text:style-name="T13"> - Nome da classe;</text:span></text:p>
                  </text:list-item>
                  <text:list-item>
                    <text:p text:style-name="P4"><text:span text:style-name="T17">__TRAIT__</text:span><text:span text:style-name="T13"> - Nome do trait;</text:span></text:p>
                  </text:list-item>
                  <text:list-item>
                    <text:p text:style-name="P4"><text:span text:style-name="T17">__METHOD__</text:span><text:span text:style-name="T13"> - Nome do método da classe;</text:span></text:p>
                  </text:list-item>
                  <text:list-item>
                    <text:p text:style-name="P4"><text:span text:style-name="T17">__NAMESPACE__ </text:span><text:span text:style-name="T13"><text:s/>- Nome do namespace corrente;</text:span></text:p>
                  </text:list-item>
                  <text:list-item>
                    <text:p text:style-name="P4"><text:span text:style-name="T16">NomeDaClasse</text:span><text:span text:style-name="T17">::class</text:span><text:span text:style-name="T13"> – Nome completo da classe;</text:span></text:p>
                  </text:list-item>
                </text:list>
                <text:p><text:span text:style-name="T24">Infor.: </text:span><text:span text:style-name="T24"><text:a xlink:href="http://us3.php.net/manual/pt_BR/language.constants.predefined.php" xlink:type="simple">http://us3.php.net/manual/pt_BR/language.constants.predefined.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Referências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ferências</text:p>
          </draw:text-box>
        </draw:frame>
        <draw:frame presentation:style-name="pr4" draw:text-style-name="P9" draw:layer="layout" svg:width="25.2cm" svg:height="15.7cm" svg:x="1.4cm" svg:y="4.1cm" presentation:class="outline" presentation:user-transformed="true">
          <draw:text-box>
            <text:list text:style-name="L2">
              <text:list-item>
                <text:p text:style-name="P4"><text:span text:style-name="T28"><text:a xlink:href="http://php.net/manual/pt_BR/language.oop5.php" xlink:type="simple">http://php.net/manual/pt_BR/language.oop5.php</text:a></text:span></text:p>
              </text:list-item>
              <text:list-item>
                <text:p text:style-name="P4"><text:span text:style-name="T28"><text:a xlink:href="http://www.devmedia.com.br/os-4-pilares-da-programacao-orientada-a-objetos/9264" xlink:type="simple">http://www.devmedia.com.br/os-4-pilares-da-programacao-orientada-a-objetos/9264</text:a></text:span></text:p>
              </text:list-item>
              <text:list-item>
                <text:p text:style-name="P4"><text:span text:style-name="T28"><text:a xlink:href="https://code.tutsplus.com/pt/tutorials/object-oriented-php-for-beginners--net-12762" xlink:type="simple">https://code.tutsplus.com/pt/tutorials/object-oriented-php-for-beginners--net-12762</text:a></text:span></text:p>
              </text:list-item>
              <text:list-item>
                <text:p text:style-name="P4"><text:span text:style-name="T28"><text:a xlink:href="http://blog.thiagobelem.net/usando-namespaces-no-php" xlink:type="simple">http://blog.thiagobelem.net/usando-namespaces-no-php</text:a></text:span></text:p>
              </text:list-item>
            </text:list>
          </draw:text-box>
        </draw:frame>
        <draw:frame presentation:style-name="pr5" draw:text-style-name="P7" draw:layer="layout" svg:width="14.023cm" svg:height="0.789cm" svg:x="0.801cm" svg:y="0.812cm">
          <draw:text-box>
            <text:p text:style-name="P1"><text:span text:style-name="T9">Autor: Patrick Silva Ferr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Roboto" svg:font-family="Roboto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9:11:12.310275545</meta:creation-date>
    <dc:date>2017-06-26T19:42:45.604448697</dc:date>
    <meta:editing-duration>P1DT6H32M21S</meta:editing-duration>
    <meta:editing-cycles>196</meta:editing-cycles>
    <meta:generator>LibreOffice/5.2.5.1$Linux_X86_64 LibreOffice_project/20m0$Build-1</meta:generator>
    <meta:document-statistic meta:object-count="311"/>
  </office:meta>
</office:document-meta>
</file>